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1bf4b" officeooo:paragraph-rsid="0001bf4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ufgabe 1</text:p>
      <text:p text:style-name="P1">a) Richtig</text:p>
      <text:p text:style-name="P1"/>
      <text:p text:style-name="P1">b) Richtig</text:p>
      <text:p text:style-name="P1"/>
      <text:p text:style-name="P1">c) Falsch</text:p>
      <text:p text:style-name="P1"/>
      <text:p text:style-name="P1">d) Richtig</text:p>
      <text:p text:style-name="P1"/>
      <text:p text:style-name="P1">e) Falsch</text:p>
      <text:p text:style-name="P1"/>
      <text:p text:style-name="P1">f) Richtig</text:p>
      <text:p text:style-name="P1"/>
      <text:p text:style-name="P1">g) Richtig</text:p>
      <text:p text:style-name="P1"/>
      <text:p text:style-name="P1">h) Falsch</text:p>
      <text:p text:style-name="P1"/>
      <text:p text:style-name="P1">i) Falsch</text:p>
      <text:p text:style-name="P1"/>
      <text:p text:style-name="P1">j) Falsch</text:p>
      <text:p text:style-name="P1"/>
      <text:p text:style-name="P1">k) Richti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08T12:52:50.481000000</meta:creation-date>
    <dc:date>2021-02-08T12:57:36.197000000</dc:date>
    <meta:editing-duration>PT4M46S</meta:editing-duration>
    <meta:editing-cycles>1</meta:editing-cycles>
    <meta:document-statistic meta:table-count="0" meta:image-count="0" meta:object-count="0" meta:page-count="1" meta:paragraph-count="12" meta:word-count="24" meta:character-count="114" meta:non-whitespace-character-count="102"/>
    <meta:generator>LibreOffice/6.2.2.2$Windows_X86_64 LibreOffice_project/2b840030fec2aae0fd2658d8d4f9548af4e3518d</meta:generator>
  </office:meta>
</office:document-meta>
</file>